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Absatz-Standardschriftart" style:family="text">
      <style:text-properties fo:font-size="12pt" style:font-size-asian="12pt" style:font-size-complex="12pt"/>
    </style:style>
    <style:style style:name="P18" style:parent-style-name="Standard" style:family="paragraph">
      <style:paragraph-properties>
        <style:tab-stops>
          <style:tab-stop style:type="left" style:position="2.7416in"/>
        </style:tab-stops>
      </style:paragraph-properties>
    </style:style>
    <style:style style:name="P19" style:parent-style-name="Standard" style:family="paragraph">
      <style:paragraph-properties>
        <style:tab-stops>
          <style:tab-stop style:type="left" style:position="2.7416in"/>
        </style:tab-stops>
      </style:paragraph-properties>
    </style:style>
    <style:style style:name="P20" style:parent-style-name="Standard" style:family="paragraph">
      <style:paragraph-properties>
        <style:tab-stops>
          <style:tab-stop style:type="left" style:position="2.7416in"/>
        </style:tab-stops>
      </style:paragraph-properties>
      <style:text-properties style:font-name="Tahoma" style:font-name-complex="Tahoma" fo:font-size="9pt" style:font-size-asian="9pt" style:font-size-complex="9pt"/>
    </style:style>
    <style:style style:name="P21" style:parent-style-name="Standard" style:family="paragraph">
      <style:paragraph-properties>
        <style:tab-stops>
          <style:tab-stop style:type="left" style:position="2.7416in"/>
        </style:tab-stops>
      </style:paragraph-properties>
    </style:style>
    <style:style style:name="P22" style:parent-style-name="Standard" style:family="paragraph">
      <style:paragraph-properties>
        <style:tab-stops>
          <style:tab-stop style:type="left" style:position="2.7416in"/>
        </style:tab-stops>
      </style:paragraph-properties>
    </style:style>
  </office:automatic-styles>
  <office:body>
    <office:text text:use-soft-page-breaks="true">
      <text:p text:style-name="P1">Zukunftsaussichten Botnetze und Cybercrime<text:line-break/><text:span text:style-name="T2">Technologie ist im ständigen Wandel. Daher verändert sich auch die Landschaft der Cyberkriminalität rapide und es bleibt die Frage, wie diese sich in Zukunft verändern wird und welche Rolle<text:s/></text:span><text:span text:style-name="T3">Botnetze darin spielen. <text:s/>Die Jugend von heute und die nächsten Generationen wachsen mit einem größeren Verständnis von Technologie auf als ihre Vorfahren. Dadurch entstehen potentiell auch mehr neue Cyberkriminelle die sich im Internet Dank wachsender Ress</text:span><text:span text:style-name="T4">ourcen immer einfacher Material für böswillige Aktionen beschaffen können.Zudem wachsen mit dem Wandel und Entwicklung des Internets auch stetig die möglichen Angriffsvektoren. Cloudcomputing wird Beispielsweise aktuell immer attraktiver. Für diese ist vie</text:span><text:span text:style-name="T5">l spezifisches Wissen notwendig, um sie gut genug abzusichern. Auch das immer größere aufkommen von IoT bietet eine gigantische Angriffsfläche für Hacker. Dadurch, dass inzwischen fast jedes neue Haushaltsgrät mit einem eigenen Betriebssystem und Interneta</text:span><text:span text:style-name="T6">nschluss ausgestattet ist, besitzen sie alle auch potenzielle neue Schwachpunkte, welche für Angriffe und Expoits ausgenutzt werden können. Es ist ein sicherheitstechnischer Albtraum, alle diese Geräte zu schützen. So warnte 2018 auch das FBI, dass Cyberkr</text:span><text:span text:style-name="T7">iminelle vermehrt IoT Geräte attackieren und diese als Gateway zu anderen Geräten für weitere Angriffe benutzen.</text:span><text:span text:style-name="T8"><text:s/>(vgl. Alexandrou 2022:78)</text:span><text:span text:style-name="T9"><text:s/>Man schaue sich nur einmal die verheerenden Folgen des Mirai Botnetzes an, über welches in dieser Arbeit ebenfalls berichtet wurde. Aber auch die Verbreitung von Kü</text:span><text:span text:style-name="T10">nstlicher Intelligenz und Machinelearning ist ein zweischneidiges Schwert. Zum einen werden wir diese Technik nutzen können, um Sicherheitsprogramme zu trainieren, auf verschiedene Angriffe entsprechend zu reagiere. Auf der Anderen Seite können aber auch A</text:span><text:span text:style-name="T11">ngriffsmethoden wie beispielsweise Botnetze weiterwachsen und sich mit Hilfe künstlicher Intelligenz besser tarnen.</text:span><text:span text:style-name="T12"><text:s/></text:span><text:span text:style-name="T13">(vgl. Alexandrou 2022:79)</text:span><text:span text:style-name="T14">Die größte Herausforderung im kommenden Jahrzehnt wird es sein, das Internet davor zu bewahre</text:span><text:span text:style-name="T15">n, noch mehr von Botnetzen und anderen Schädlingen verseucht zu werden. Das Internet ist ein internationaler Raum und die Länder müssen stärker zusammenarbeiten, um diesen Zu schützen und zu verteidigen. Es ist wichtig, dass die staatlichen Institutionen i</text:span><text:span text:style-name="T16">hr Know How und verfügbaren Mittel in der Cybersicherheit weiter ausbauen um dem vermehrten aufkommen von Cyberangriffen entgegentreten zu können</text:span><text:span text:style-name="T17"><text:s/>( vgl.<text:s/></text:span>Tiirmaa-Klaar 2013:7)</text:p>
      <text:p text:style-name="Standard"/>
      <text:p text:style-name="P18"/>
      <text:soft-page-break/>
      <text:p text:style-name="P19">Literatur</text:p>
      <text:p text:style-name="P20">Alexandrou, Alex(2022): Cybercrime and Information Technology: Theory and Practice – The Computer Network Infrastructure and Computer Security, Cybersecurity Laws, Internet of Things(IoT) and Mobile Devices,1. Aufl., CRC Press,</text:p>
      <text:p text:style-name="P21">Tiirmaa-Klaar,Heli / Gassen,Jan / Gerhards-Padilla,Elmar / Martini,Peter(2013): Botnets, 1.Auflage, England:London, Springer Verlag<text: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27T18:29:00Z</meta:creation-date>
    <dc:date>2023-05-06T13:55:00Z</dc:date>
    <meta:template xlink:href="Normal" xlink:type="simple"/>
    <meta:editing-cycles>3</meta:editing-cycles>
    <meta:editing-duration>PT0S</meta:editing-duration>
    <meta:document-statistic meta:page-count="2" meta:paragraph-count="5" meta:word-count="391" meta:character-count="2850" meta:row-count="20" meta:non-whitespace-character-count="2464"/>
  </office:meta>
</office:document-meta>
</file>